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C000002E6D056E4513CFE85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opacity="61%" draw:opacity-name="" draw:textarea-horizontal-align="justify" draw:textarea-vertical-align="middle" draw:auto-grow-height="false" fo:min-height="4.068cm" fo:min-width="7.628cm"/>
      <style:paragraph-properties style:writing-mode="lr-tb"/>
    </style:style>
    <style:style style:name="gr5" style:family="graphic" style:parent-style-name="standard">
      <style:graphic-properties svg:stroke-color="#168253" draw:fill-color="#81aca6" draw:opacity="61%" draw:opacity-name="" draw:textarea-horizontal-align="justify" draw:textarea-vertical-align="middle" draw:auto-grow-height="false" fo:min-height="2.29cm" fo:min-width="5.118cm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386cm" fo:min-width="4.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width="0.053cm" svg:stroke-color="#000000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 style:list-style-name="L1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  <style:text-properties fo:font-size="32pt" style:font-size-asian="32pt" style:font-size-complex="32pt"/>
    </style:style>
    <style:style style:name="P2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4pt"/>
    </style:style>
    <style:style style:name="P8" style:family="paragraph">
      <style:paragraph-properties fo:text-align="center"/>
    </style:style>
    <style:style style:name="P9" style:family="paragraph">
      <loext:graphic-properties draw:opacity="61%"/>
      <style:paragraph-properties fo:text-align="center"/>
    </style:style>
    <style:style style:name="P10" style:family="paragraph">
      <loext:graphic-properties draw:fill-color="#81aca6" draw:opacity="61%"/>
      <style:paragraph-properties fo:text-align="center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size-asian="36pt" style:font-size-complex="36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0.7cm" svg:y="9.65cm" presentation:class="title" presentation:user-transformed="true">
          <draw:text-box>
            <text:p text:style-name="P1"><text:span text:style-name="T1">Sampling and Filtering of Neural Machine Translation Distillation Data</text:span>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 text:style-name="P2"><text:span text:style-name="T2">Vilém Zouhar, Philipp Zimmermann</text:span></text:p>
            <text:p text:style-name="P2"><text:span text:style-name="T2">2020/2021 ML in CyS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model stealing</text:p>
                <text:list>
                  <text:list-item>
                    <text:p>- model distillation</text:p>
                    <text:list>
                      <text:list-item>
                        <text:p><text:s text:c="4"/>- transferring knowledge from a large model (teacher) to a smaller one (student)</text:p>
                      </text:list-item>
                      <text:list-item>
                        <text:p><text:s text:c="4"/>- model inferences have no additional features that imply the quality</text:p>
                      </text:list-item>
                      <text:list-item>
                        <text:p><text:s text:c="4"/>- filtering improves performance <text:span text:style-name="T3">(German et. al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6.391cm" svg:height="0.988cm" svg:x="21.295cm" svg:y="19.304cm">
          <draw:text-box>
            <text:p>Motivation</text:p>
          </draw:text-box>
        </draw:frame>
        <draw:frame draw:style-name="gr3" draw:text-style-name="P7" draw:layer="layout" svg:width="17.736cm" svg:height="0.831cm" svg:x="2.584cm" svg:y="19.389cm">
          <draw:text-box>
            <text:p text:style-name="P6"><text:span text:style-name="T4">Sampling and Filtering of Neural Machine Translation Distillation Data</text:span></text:p>
          </draw:text-box>
        </draw:frame>
        <draw:custom-shape draw:style-name="gr4" draw:text-style-name="P9" draw:layer="layout" svg:width="8.128cm" svg:height="4.318cm" svg:x="2.486cm" svg:y="13.716cm">
          <text:p text:style-name="P8">Teacher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.618cm" svg:height="2.54cm" svg:x="18.28cm" svg:y="14.632cm">
          <text:p text:style-name="P8">Student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5.588cm" svg:height="1.27cm" svg:x="11.804cm" svg:y="15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2" draw:layer="layout" svg:width="2.868cm" svg:height="0.78cm" svg:x="12.88cm" svg:y="14.732cm">
          <draw:text-box>
            <text:p><text:span text:style-name="T5">distil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proach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distillation</text:p>
                <text:list>
                  <text:list-item>
                    <text:p><text:s text:c="4"/>- query teacher on source sentences</text:p>
                  </text:list-item>
                  <text:list-item>
                    <text:p><text:s text:c="4"/>- get 12 translations each</text:p>
                  </text:list-item>
                  <text:list-item>
                    <text:p><text:s text:c="4"/>- treat them w.r.t. their quality</text:p>
                    <text:list>
                      <text:list-item>
                        <text:p><text:s text:c="8"/>- filter worse ones</text:p>
                      </text:list-item>
                      <text:list-item>
                        <text:p><text:s text:c="8"/>- oversample better ones</text:p>
                      </text:list-item>
                      <text:list-item>
                        <text:p>- quality measured be</text:p>
                        <text:list>
                          <text:list-item>
                            <text:p><text:s text:c="3"/>- decoder score</text:p>
                          </text:list-item>
                          <text:list-item>
                            <text:p><text:s text:c="3"/>- reference based metrics (BLEU, chrF, TER, SP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6.391cm" svg:height="0.988cm" svg:x="21.295cm" svg:y="19.304cm">
          <draw:text-box>
            <text:p>Approach</text:p>
          </draw:text-box>
        </draw:frame>
        <draw:frame draw:style-name="gr8" draw:text-style-name="P7" draw:layer="layout" svg:width="17.736cm" svg:height="0.831cm" svg:x="2.584cm" svg:y="19.389cm">
          <draw:text-box>
            <text:p text:style-name="P6"><text:span text:style-name="T4">Sampling and Filtering of Neural Machine Translation Distillation Data</text:span></text:p>
          </draw:text-box>
        </draw:frame>
        <draw:frame draw:style-name="gr9" draw:text-style-name="P8" draw:layer="layout" svg:width="10.41cm" svg:height="12.144cm" svg:x="16.514cm" svg:y="5.22cm">
          <draw:image xlink:href="Pictures/100002010000027C000002E6D056E4513CFE85D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9:58:08.760040193</meta:creation-date>
    <meta:editing-duration>PT14M44S</meta:editing-duration>
    <meta:editing-cycles>3</meta:editing-cycles>
    <meta:generator>LibreOffice/6.4.6.2$Linux_X86_64 LibreOffice_project/40$Build-2</meta:generator>
    <dc:title>Alizarin</dc:title>
    <dc:date>2021-01-12T11:39:17.915542902</dc:date>
    <meta:document-statistic meta:object-count="58"/>
  </office:meta>
</office:document-meta>
</file>